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ffffff" draw:fill="none" draw:fill-color="#ff4000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4000"/>
      <style:paragraph-properties style:writing-mode="lr-tb"/>
      <style:text-properties fo:color="#3465a4" loext:opacity="100%" fo:font-size="26pt" style:font-size-asian="26pt" style:font-size-complex="26pt"/>
    </style:style>
    <style:style style:name="P2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color="#000000" loext:opacity="100%" fo:font-size="26pt" style:font-size-asian="26pt" style:font-size-complex="26pt"/>
    </style:style>
    <style:style style:name="T1" style:family="text">
      <style:text-properties fo:color="#3465a4" loext:opacity="100%" fo:font-size="26pt" style:font-size-asian="26pt" style:font-size-complex="26pt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color="#000000" loext:opacity="100%" fo:font-size="26pt" style:font-size-asian="26pt" style:font-size-complex="26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draw:style-name="gr1" draw:text-style-name="P1" draw:layer="layout" svg:width="22cm" svg:height="4.158cm" svg:x="3.5cm" svg:y="4cm">
          <draw:text-box>
            <text:p><text:span text:style-name="T1">Unsupervised classification of PolSAR data using a scattering similarity measure derived from a geodesic distance</text:span></text:p>
          </draw:text-box>
        </draw:frame>
        <draw:frame draw:style-name="gr2" draw:text-style-name="P2" draw:layer="layout" svg:width="18.5cm" svg:height="1.916cm" svg:x="5cm" svg:y="9.584cm">
          <draw:text-box>
            <text:p><text:span text:style-name="T2">Debanshu Ratha Student Member, IEEE, Avik Bhattacharya, Senior Member, IEEE and Alejandro C. Frery, Senior Member, IEEE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6cm" svg:height="4cm" svg:x="1cm" svg:y="5.5cm" presentation:class="outline" presentation:user-transformed="true">
          <draw:text-box>
            <text:list text:style-name="L2">
              <text:list-item>
                <text:p text:style-name="P4"><text:span text:style-name="T3">No artigo é proposta uma nova técnica para obter </text:span><text:span text:style-name="T3">componentes de dispersão a partir de dados PolSAR </text:span><text:span text:style-name="T3">utilizando técnicas de distancia geodésica na esfera </text:span><text:span text:style-name="T3">unitári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>
          <draw:text-box>
            <text:p>Termos</text:p>
          </draw:text-box>
        </draw:frame>
        <draw:frame presentation:style-name="pr5" draw:text-style-name="P4" draw:layer="layout" svg:width="26cm" svg:height="10cm" svg:x="1cm" svg:y="3cm" presentation:class="outline">
          <draw:text-box>
            <text:list text:style-name="L2">
              <text:list-item>
                <text:p><text:span text:style-name="T4">Distância geodésica</text:span> (<text:span text:style-name="T4">Geodesic Distance</text:span>): O caminho mais curto entre dois pontos. Vértices em um grafo por exemplo.</text:p>
              </text:list-item>
              <text:list-item>
                <text:p><text:span text:style-name="T4">Polarimetria</text:span> (<text:span text:style-name="T5">Polarimetry</text:span>) : é a medida e interpretação da polarização de ondas que são refletidas, refratadas ou difratadas ao atravessar diferentes meios e ou objetos.</text:p>
              </text:list-item>
              <text:list-item>
                <text:p><text:span text:style-name="T4">Dispersão</text:span> (<text:span text:style-name="T4">Scattering</text:span>) : É o processo em que particulas ou algumas formas de radiação (como a luz ou som) são desviadas do trajeto inicial por alguma uniformidade no meio que são propag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Synthetic aperture radar</text:span> (<text:span text:style-name="T4">SAR</text:span>) : É um tipo de radar utilizado para criar imagens bi ou tri-dimensionais de objetos. (Geralmente usado para mapear terrenos/espaços).</text:p>
                <text:p/>
              </text:list-item>
              <text:list-item>
                <text:p><text:span text:style-name="T4">SarPolarimerity</text:span> (<text:span text:style-name="T4">PolSAR</text:span>) – São utilizados conhecimentos da polarimetria em dados SAR, o objetivo é obter informações físicas quantitativamente e qualitativamente das regiões escaneadas e também de meios de dispersão naturais. (Muito usado para classificação de terrenos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8T15:08:55.794039597</meta:creation-date>
    <meta:editing-duration>PT18M20S</meta:editing-duration>
    <meta:editing-cycles>6</meta:editing-cycles>
    <meta:generator>LibreOffice/7.3.6.2$Linux_X86_64 LibreOffice_project/30$Build-2</meta:generator>
    <dc:title>Blue Curve</dc:title>
    <dc:date>2022-10-14T09:39:17.981825486</dc:date>
    <meta:document-statistic meta:object-count="49"/>
  </office:meta>
</office:document-meta>
</file>